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text-properties style:font-name="Helvetica1" fo:font-size="11pt" fo:font-style="normal" style:font-size-asian="11pt" style:font-style-asian="normal" style:font-size-complex="11pt" style:font-style-complex="normal"/>
    </style:style>
    <style:style style:name="P15" style:family="paragraph" style:parent-style-name="Standard">
      <style:text-properties fo:color="#000000" style:font-name="Helvetica1" fo:font-size="11pt" fo:font-style="italic" style:font-name-asian="Menlo-Regular" style:font-size-asian="11pt" style:font-style-asian="italic" style:font-name-complex="Menlo-Regular" style:font-size-complex="11pt" style:font-style-complex="italic"/>
    </style:style>
    <style:style style:name="P16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P18" style:family="paragraph" style:parent-style-name="Standard">
      <style:paragraph-properties style:writing-mode="lr-tb"/>
      <style:text-properties style:font-name="Arial" fo:font-size="11pt" fo:font-style="italic" style:font-size-asian="11pt" style:font-style-asian="italic" style:font-size-complex="11pt" style:font-style-complex="italic"/>
    </style:style>
    <style:style style:name="P19" style:family="paragraph" style:parent-style-name="Standard" style:list-style-name="L1">
      <style:text-properties fo:color="#000000" style:font-name="Helvetica1" fo:font-size="11pt" fo:font-style="normal" style:font-name-asian="Menlo-Regular" style:font-size-asian="11pt" style:font-style-asian="normal" style:font-name-complex="Menlo-Regular" style:font-size-complex="11pt" style:font-style-complex="normal"/>
    </style:style>
    <style:style style:name="P20" style:family="paragraph" style:parent-style-name="Standard" style:list-style-name="L2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1" style:family="paragraph" style:parent-style-name="Standard" style:list-style-name="L4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2" style:family="paragraph" style:parent-style-name="Standard" style:list-style-name="L5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3" style:family="paragraph" style:parent-style-name="Standard" style:list-style-name="L6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24" style:family="paragraph" style:parent-style-name="Standard" style:list-style-name="L7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5" style:family="paragraph" style:parent-style-name="Standard" style:list-style-name="L7">
      <style:text-properties style:use-window-font-color="true" style:font-name="Arial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6" style:family="paragraph" style:parent-style-name="Standard" style:list-style-name="L3">
      <style:text-properties style:font-name="Helvetica1" fo:font-size="11pt" style:font-size-asian="11pt" style:font-size-complex="11pt"/>
    </style:style>
    <style:style style:name="P27" style:family="paragraph" style:parent-style-name="Standard" style:list-style-name="L8">
      <style:text-properties style:font-name="Arial" fo:font-size="11pt" fo:font-style="normal" style:font-size-asian="11pt" style:font-style-asian="normal" style:font-size-complex="11pt" style:font-style-complex="normal"/>
    </style:style>
    <style:style style:name="P28" style:family="paragraph" style:parent-style-name="Standard" style:list-style-name="L9">
      <style:text-properties style:font-name="Arial" fo:font-size="11pt" fo:font-style="normal" style:font-size-asian="11pt" style:font-style-asian="normal" style:font-size-complex="11pt" style:font-style-complex="normal"/>
    </style:style>
    <style:style style:name="P29" style:family="paragraph" style:parent-style-name="Standard" style:list-style-name="L10">
      <style:text-properties style:font-name="Arial" fo:font-size="11pt" style:font-size-asian="11pt" style:font-size-complex="11pt"/>
    </style:style>
    <style:style style:name="P30" style:family="paragraph" style:parent-style-name="Standard" style:list-style-name="L11">
      <style:text-properties style:font-name="Arial" fo:font-size="11pt" style:font-size-asian="11pt" style:font-size-complex="11pt"/>
    </style:style>
    <style:style style:name="P31" style:family="paragraph" style:parent-style-name="Standard" style:list-style-name="L12">
      <style:text-properties style:font-name="Arial" fo:font-size="11pt" style:font-size-asian="11pt" style:font-size-complex="11pt"/>
    </style:style>
    <style:style style:name="P32" style:family="paragraph" style:parent-style-name="Standard" style:list-style-name="L13">
      <style:text-properties style:font-name="Arial" fo:font-size="11pt" style:font-size-asian="11pt" style:font-size-complex="11pt"/>
    </style:style>
    <style:style style:name="P33" style:family="paragraph" style:parent-style-name="Standard" style:list-style-name="L14">
      <style:text-properties style:font-name="Arial" fo:font-size="11pt" style:font-size-asian="11pt" style:font-size-complex="11pt"/>
    </style:style>
    <style:style style:name="P34" style:family="paragraph" style:parent-style-name="Standard" style:list-style-name="L15">
      <style:text-properties style:font-name="Arial" fo:font-size="11pt" style:font-size-asian="11pt" style:font-size-complex="11pt"/>
    </style:style>
    <style:style style:name="P35" style:family="paragraph" style:parent-style-name="Standard" style:list-style-name="L10">
      <style:paragraph-properties fo:margin-left="0cm" fo:margin-right="0cm" fo:text-indent="-0.635cm" style:auto-text-indent="false" style:writing-mode="lr-tb"/>
      <style:text-properties style:font-name="Arial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fo:font-variant="normal" fo:text-transform="none" fo:letter-spacing="normal" fo:font-weight="normal"/>
    </style:style>
    <style:style style:name="T7" style:family="text">
      <style:text-properties fo:font-variant="normal" fo:text-transform="none" fo:letter-spacing="normal" fo:font-weight="normal" style:font-name-asian="ArialMT" style:font-name-complex="ArialMT"/>
    </style:style>
    <style:style style:name="T8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9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10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11" style:family="text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fo:font-style="italic" style:text-underline-style="none" style:font-style-asian="italic" style:font-style-complex="italic"/>
    </style:style>
    <style:style style:name="T16" style:family="text">
      <style:text-properties style:font-name="Helvetica1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 text:style-name="Internet_20_link" text:visited-style-name="Visited_20_Internet_20_Link"><text:span text:style-name="T14">http://stevenwilkin.com</text:span></text:a></text:p>
      <text:p text:style-name="P8">github: http://github.com/stevenwilkin</text:p>
      <text:p text:style-name="P13"><text:span text:style-name="T8">blog: <text:s text:c="3"/></text:span><text:a xlink:type="simple" xlink:href="http://sickbiscuit.com/blog/" text:style-name="Internet_20_link" text:visited-style-name="Visited_20_Internet_20_Link"><text:span text:style-name="T9">http://blog.stevenwilkin.com</text:span></text:a></text:p>
      <text:p text:style-name="P4"/>
      <text:p text:style-name="P4">Experience</text:p>
      <text:p text:style-name="P12"/>
      <text:p text:style-name="P15">August 2016 – January 2017 <text:tab/><text:tab/>Ruby Developer (contract), <text:s/>Armakuni</text:p>
      <text:p text:style-name="Standard"><text:span text:style-name="T11"><text:tab/><text:tab/><text:tab/><text:tab/><text:tab/><text:tab/></text:span><text:span text:style-name="T16">https://armakuni.com</text:span></text:p>
      <text:p text:style-name="P12"/>
      <text:list xml:id="list2572884208391952660" text:style-name="L1">
        <text:list-item>
          <text:p text:style-name="P19">Go, Ginkgo/Gomega, Ruby, Bash, BOSH, CloudFoundry, AWS, vSphere, Docker</text:p>
        </text:list-item>
      </text:list>
      <text:p text:style-name="P12"/>
      <text:p text:style-name="P12">December 2015 - July 2016 <text:s text:c="4"/><text:tab/><text:tab/>Software Engineer (contract), Canonical</text:p>
      <text:p text:style-name="P12"><text:tab/><text:tab/><text:tab/><text:tab/><text:tab/><text:tab/>http://canonical.com/</text:p>
      <text:p text:style-name="P12"/>
      <text:list xml:id="list5835747515376272833" text:style-name="L2">
        <text:list-item>
          <text:p text:style-name="P20">Go, JavaScript/Backbone/Marionette, Jasmine</text:p>
        </text:list-item>
      </text:list>
      <text:p text:style-name="P12"/>
      <text:p text:style-name="P12">February 2015 - December 2015 <text:s text:c="4"/><text:tab/><text:tab/>Senior Developer (contract), HM Treasury</text:p>
      <text:p text:style-name="P12"><text:tab/><text:tab/><text:tab/><text:tab/><text:tab/><text:tab/>https://www.gov.uk/hm-treasury</text:p>
      <text:p text:style-name="P12"/>
      <text:list xml:id="list7092206581656201669" text:style-name="L3">
        <text:list-item>
          <text:p text:style-name="P26">Ruby/Rails/Sinatra, Go, JavaScript/jQuery, PostgreSQL/Redis, Rspec/Cucumber</text:p>
        </text:list-item>
      </text:list>
      <text:p text:style-name="P12"/>
      <text:p text:style-name="P12">February 2014 – December 2014<text:tab/><text:tab/>Ruby Developer (contract), <text:s/>Money Advice Service</text:p>
      <text:p text:style-name="Standard"><text:span text:style-name="T11"><text:tab/><text:tab/><text:tab/><text:tab/><text:tab/><text:tab/></text:span><text:span text:style-name="T16">https://moneyadviceservice.org.uk</text:span></text:p>
      <text:p text:style-name="P12"/>
      <text:list xml:id="list4328282454526814530" text:style-name="L4">
        <text:list-item>
          <text:p text:style-name="P21">Ruby/Rails/Sinatra, MySQL/PostgreSQL/Redis, JavaScript/jQuery, Rspec/Cucumber, Puppet/Ansible</text:p>
          <text:p text:style-name="P21"/>
        </text:list-item>
      </text:list>
      <text:p text:style-name="P12">July 2013 - February 2014<text:tab/><text:tab/><text:tab/>Senior Ruby on Rails Developer (contract), <text:tab/><text:tab/><text:tab/><text:tab/><text:tab/><text:tab/><text:tab/><text:tab/>Econsultancy, http://econsultancy.com</text:p>
      <text:p text:style-name="P12"/>
      <text:list xml:id="list832111266692860005" text:style-name="L5">
        <text:list-item>
          <text:p text:style-name="P22">Ruby/Rails, JavaScript/jQuery, MySQL/Redis/memcached/sphinx, Rspec/Cucumber, Puppet</text:p>
        </text:list-item>
      </text:list>
      <text:p text:style-name="P12"/>
      <text:p text:style-name="P12">April 2013 – July 2013<text:tab/><text:tab/><text:tab/>Software Engineer (contract), Global Personals</text:p>
      <text:p text:style-name="P10"><text:a xlink:type="simple" xlink:href="http://globalpersonals.co.uk/" text:style-name="Internet_20_link" text:visited-style-name="Visited_20_Internet_20_Link"><text:span text:style-name="T13"><text:tab/><text:tab/><text:tab/><text:tab/><text:tab/><text:tab/></text:span></text:a><text:a xlink:type="simple" xlink:href="http://globalpersonals.co.uk/" text:style-name="Internet_20_link" text:visited-style-name="Visited_20_Internet_20_Link"><text:span text:style-name="T15">http://globalpersonals.co.uk/</text:span></text:a></text:p>
      <text:p text:style-name="P11"/>
      <text:list xml:id="list3668541022441329352" text:style-name="L6">
        <text:list-item>
          <text:p text:style-name="P23">Ruby/Rails/Sinatra, JavaScript/CoffeeScript/jQuery, MySQL/Redis/RabbitMQ</text:p>
        </text:list-item>
        <text:list-item>
          <text:p text:style-name="P23">Test Driven Development (TDD) using RSpec and Test::Unit</text:p>
        </text:list-item>
      </text:list>
      <text:p text:style-name="P9"/>
      <text:p text:style-name="P3"><text:span text:style-name="T10">August 2012 – February 2013</text:span><text:span text:style-name="T12"><text:tab/><text:tab/></text:span><text:span text:style-name="T10">Developer (contract), MyDrive Solutions</text:span></text:p>
      <text:p text:style-name="Standard"><text:a xlink:type="simple" xlink:href="http://stevenwilkin.com/" text:style-name="Internet_20_link" text:visited-style-name="Visited_20_Internet_20_Link"><text:span text:style-name="T3"><text:tab/><text:tab/><text:tab/><text:tab/><text:tab/><text:tab/></text:span></text:a><text:a xlink:type="simple" xlink:href="http://www.mydrivesolutions.com/" text:style-name="Internet_20_link" text:visited-style-name="Visited_20_Internet_20_Link"><text:span text:style-name="T5">http://mydrivesolutions.com/</text:span></text:a></text:p>
      <text:p text:style-name="P5"/>
      <text:list xml:id="list8858191143972126973" text:style-name="L7">
        <text:list-item>
          <text:p text:style-name="P24">Ruby/Rails/Sinatra, Postgres/MongoDB/Redis, RSpec/Cucumber/Steak</text:p>
        </text:list-item>
        <text:list-item>
          <text:p text:style-name="P24">CocoaTouch and Objective-C development for iOS app, testing with OCUnit and OCMock</text:p>
        </text:list-item>
        <text:list-item>
          <text:p text:style-name="P24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 text:style-name="Internet_20_link" text:visited-style-name="Visited_20_Internet_20_Link"><text:span text:style-name="T4"><text:tab/><text:tab/><text:tab/><text:tab/><text:tab/><text:tab/>http://converser.io/</text:span></text:a></text:p>
      <text:p text:style-name="P5"/>
      <text:list xml:id="list1742529934" text:continue-numbering="true" text:style-name="L7">
        <text:list-item>
          <text:p text:style-name="P25"><text:span text:style-name="T6">Ruby/Rails/Sinatra, MongoDB/Redis, RSpec/</text:span><text:span text:style-name="T7">Test::Unit</text:span></text:p>
        </text:list-item>
      </text:list>
      <text:p text:style-name="P5"/>
      <text:p text:style-name="P17">January 2011 – September 2011<text:tab/><text:tab/>Developer (contract), iQ Content</text:p>
      <text:p text:style-name="P5"><text:tab/><text:tab/><text:tab/><text:tab/><text:tab/><text:tab/>http://iqcontent.com/</text:p>
      <text:p text:style-name="P14"/>
      <text:list xml:id="list3431053606862868541" text:style-name="L8">
        <text:list-item>
          <text:p text:style-name="P27">Ruby, Rails, MySQL and JavaScript/jQuery/Highcharts</text:p>
        </text:list-item>
        <text:list-item>
          <text:p text:style-name="P27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 text:style-name="Internet_20_link" text:visited-style-name="Visited_20_Internet_20_Link"><text:span text:style-name="T4"><text:tab/><text:tab/><text:tab/><text:tab/><text:tab/><text:tab/>http://craftydevil.co.uk/</text:span></text:a></text:p>
      <text:p text:style-name="P5"/>
      <text:list xml:id="list6624285387960294117" text:style-name="L9">
        <text:list-item>
          <text:p text:style-name="P28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 text:style-name="Internet_20_link" text:visited-style-name="Visited_20_Internet_20_Link"><text:span text:style-name="T2"><text:tab/><text:tab/><text:tab/><text:tab/><text:tab/><text:tab/>http://bt.com/</text:span></text:a></text:p>
      <text:p text:style-name="P6"/>
      <text:list xml:id="list8542207120364922556" text:style-name="L10">
        <text:list-item>
          <text:p text:style-name="P29">mobile application development on Linux with embedded JavaScript</text:p>
        </text:list-item>
        <text:list-item>
          <text:p text:style-name="P29">SpiderMonkey interpreter, SQLite, exposed systems-level functionality with C plugins</text:p>
        </text:list-item>
      </text:list>
      <text:p text:style-name="P18"/>
      <text:list xml:id="list1812520807" text:continue-numbering="true" text:style-name="L10">
        <text:list-header>
          <text:p text:style-name="P35">June 2009 - February 2010<text:tab/><text:tab/><text:tab/>Developer, Rehab Studio</text:p>
        </text:list-header>
      </text:list>
      <text:p text:style-name="P5"><text:tab/><text:tab/><text:tab/><text:tab/><text:tab/><text:tab/>http://rehabstudio.com/</text:p>
      <text:p text:style-name="P3"/>
      <text:list xml:id="list4750908388541961362" text:style-name="L11">
        <text:list-item>
          <text:p text:style-name="P30">web development with PHP/CakePHP, JavaScript/jQuery and MySQL</text:p>
        </text:list-item>
        <text:list-item>
          <text:p text:style-name="P30">administration of Redhat and Debian servers using dedicated hardware and Amazon Web Services</text:p>
        </text:list-item>
        <text:list-item>
          <text:p text:style-name="P30">task automation with Bash, Perl and Ruby scripts</text:p>
        </text:list-item>
      </text:list>
      <text:p text:style-name="P5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7406345168636236299" text:style-name="L12">
        <text:list-item>
          <text:p text:style-name="P31">web development using C#/.Net, ASP/VBScript and PHP/CakePHP</text:p>
        </text:list-item>
        <text:list-item>
          <text:p text:style-name="P31">task automation with Ruby</text:p>
        </text:list-item>
        <text:list-item>
          <text:p text:style-name="P31">MS SQL Server 2005 &amp; MySQL databases</text:p>
        </text:list-item>
        <text:list-item>
          <text:p text:style-name="P31">considerable JavaScript using jQuery, Prototype and MooTools frameworks</text:p>
          <text:p text:style-name="P31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7111326383995992968" text:style-name="L13">
        <text:list-item>
          <text:p text:style-name="P32">operational support to various real-time, high volume, distributed messaging systems</text:p>
        </text:list-item>
        <text:list-item>
          <text:p text:style-name="P32">working knowledge of TIBCO TIC, EMS, RV and RVRD, Sybase ASE and BEA WebLogic</text:p>
        </text:list-item>
        <text:list-item>
          <text:p text:style-name="P32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6637210402079969936" text:style-name="L14">
        <text:list-item>
          <text:p text:style-name="P33">developed a custom business process management system</text:p>
        </text:list-item>
        <text:list-item>
          <text:p text:style-name="P33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324653125370976509" text:style-name="L15">
        <text:list-item>
          <text:p text:style-name="P34">custom desktop applications using C#/.Net/WinForms and SQL Server 2005</text:p>
        </text:list-item>
        <text:list-item>
          <text:p text:style-name="P34">web/intranet applications using ASP/VBScript, VisualBasic/.Net andSQL Server 2000/2003</text:p>
        </text:list-item>
        <text:list-item>
          <text:p text:style-name="P34">managed a Windows Server 2003 domain and supported Windows 98/2000/XP clients</text:p>
        </text:list-item>
      </text:list>
      <text:p text:style-name="P4"/>
      <text:p text:style-name="P16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704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creation-date>2010-02-23T11:47:42</meta:creation-date>
    <dc:date>2017-04-19T21:46:55</dc:date>
    <dc:language>en-GB</dc:language>
    <meta:editing-cycles>137</meta:editing-cycles>
    <meta:editing-duration>PT5H14M8S</meta:editing-duration>
    <meta:print-date>2016-12-28T14:45:51</meta:print-date>
    <dc:creator>Steven Wilkin</dc:creator>
    <meta:document-statistic meta:table-count="0" meta:image-count="0" meta:object-count="0" meta:page-count="3" meta:paragraph-count="80" meta:word-count="516" meta:character-count="4312"/>
    <meta:user-defined meta:name="Info 1"/>
    <meta:user-defined meta:name="Info 2"/>
    <meta:user-defined meta:name="Info 3"/>
    <meta:user-defined meta:name="Info 4"/>
  </office:meta>
</office:document-meta>
</file>